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="solid" draw:fill-color="#ff8080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ffd320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fill-color="#ff9999" draw:textarea-vertical-align="middle"/>
    </style:style>
    <style:style style:name="gr6" style:family="graphic" style:parent-style-name="objectwithoutfill">
      <style:graphic-properties draw:marker-end="Arrow" draw:fill="none" draw:fill-color="#ff9999" draw:textarea-vertical-align="middle"/>
    </style:style>
    <style:style style:name="gr7" style:family="graphic" style:parent-style-name="standard">
      <style:graphic-properties svg:stroke-color="#000000" draw:fill="solid" draw:fill-color="#83caff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="solid" draw:fill-color="#c8ffc8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style:font-name="Times New Roman"/>
    </style:style>
    <style:style style:name="P3" style:family="paragraph">
      <style:text-properties style:font-name="Times New Roman" fo:font-size="14pt" style:font-size-asian="14pt" style:font-size-complex="14pt"/>
    </style:style>
    <style:style style:name="P4" style:family="paragraph">
      <style:text-properties style:font-name="Times New Roman" fo:font-size="9pt" style:font-size-asian="18pt" style:font-size-complex="18pt"/>
    </style:style>
    <style:style style:name="P5" style:family="paragraph">
      <style:paragraph-properties fo:text-align="center"/>
      <style:text-properties style:font-name="Times New Roman"/>
    </style:style>
    <style:style style:name="P6" style:family="paragraph">
      <style:paragraph-properties fo:text-align="center"/>
      <style:text-properties style:font-name="Times New Roman" fo:font-size="10pt" style:font-size-asian="10pt" style:font-size-complex="10pt"/>
    </style:style>
    <style:style style:name="P7" style:family="paragraph">
      <style:paragraph-properties fo:text-align="center"/>
      <style:text-properties style:font-name="Courier New" fo:font-size="10pt" style:font-size-asian="18pt" style:font-size-complex="18pt"/>
    </style:style>
    <style:style style:name="P8" style:family="paragraph">
      <style:paragraph-properties fo:text-align="center"/>
      <style:text-properties style:font-name="Times New Roman" fo:font-size="12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949cm" svg:height="8.382cm" svg:x="6.005cm" svg:y="4.17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4.054cm" svg:height="0.797cm" svg:x="8.769cm" svg:y="3.351cm">
          <draw:text-box>
            <text:p text:style-name="P2"><text:span text:style-name="T1">Operating System</text:span></text:p>
          </draw:text-box>
        </draw:frame>
        <draw:frame draw:style-name="gr2" draw:text-style-name="P4" draw:layer="layout" svg:width="0.659cm" svg:height="0.603cm" svg:x="6.08cm" svg:y="5.464cm">
          <draw:text-box>
            <text:p text:style-name="P4">0</text:p>
          </draw:text-box>
        </draw:frame>
        <draw:frame draw:style-name="gr2" draw:text-style-name="P4" draw:layer="layout" svg:width="0.659cm" svg:height="0.603cm" svg:x="6.08cm" svg:y="5.845cm">
          <draw:text-box>
            <text:p text:style-name="P4">1</text:p>
          </draw:text-box>
        </draw:frame>
        <draw:frame draw:style-name="gr2" draw:text-style-name="P4" draw:layer="layout" svg:width="0.659cm" svg:height="0.603cm" svg:x="6.08cm" svg:y="6.226cm">
          <draw:text-box>
            <text:p text:style-name="P4">2</text:p>
          </draw:text-box>
        </draw:frame>
        <draw:frame draw:style-name="gr2" draw:text-style-name="P4" draw:layer="layout" svg:width="0.659cm" svg:height="0.603cm" svg:x="6.08cm" svg:y="6.607cm">
          <draw:text-box>
            <text:p text:style-name="P4">3</text:p>
          </draw:text-box>
        </draw:frame>
        <draw:frame draw:style-name="gr2" draw:text-style-name="P4" draw:layer="layout" svg:width="0.659cm" svg:height="0.603cm" svg:x="6.08cm" svg:y="6.988cm">
          <draw:text-box>
            <text:p text:style-name="P4">4</text:p>
          </draw:text-box>
        </draw:frame>
        <draw:frame draw:style-name="gr2" draw:text-style-name="P4" draw:layer="layout" svg:width="0.659cm" svg:height="0.603cm" svg:x="6.08cm" svg:y="7.369cm">
          <draw:text-box>
            <text:p text:style-name="P4">5</text:p>
          </draw:text-box>
        </draw:frame>
        <draw:frame draw:style-name="gr2" draw:text-style-name="P4" draw:layer="layout" svg:width="0.659cm" svg:height="0.603cm" svg:x="6.08cm" svg:y="7.75cm">
          <draw:text-box>
            <text:p text:style-name="P4">6</text:p>
          </draw:text-box>
        </draw:frame>
        <draw:frame draw:style-name="gr2" draw:text-style-name="P4" draw:layer="layout" svg:width="0.659cm" svg:height="0.603cm" svg:x="6.08cm" svg:y="8.131cm">
          <draw:text-box>
            <text:p text:style-name="P4">7</text:p>
          </draw:text-box>
        </draw:frame>
        <draw:frame draw:style-name="gr2" draw:text-style-name="P6" draw:layer="layout" svg:width="1.827cm" svg:height="1.029cm" svg:x="6.666cm" svg:y="4.416cm">
          <draw:text-box>
            <text:p text:style-name="P5"><text:span text:style-name="T2">File table</text:span></text:p>
            <text:p text:style-name="P5"><text:span text:style-name="T2">for 4034</text:span></text:p>
          </draw:text-box>
        </draw:frame>
        <draw:custom-shape draw:style-name="gr3" draw:text-style-name="P5" draw:layer="layout" svg:width="3.429cm" svg:height="3.937cm" svg:x="15.478cm" svg:y="6.0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6" draw:layer="layout" svg:width="1.651cm" svg:height="1.016cm" svg:x="16.748cm" svg:y="8.493cm">
          <text:p text:style-name="P5"><text:span text:style-name="T2">file1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8.62cm" svg:y1="5.826cm" svg:x2="10.144cm" svg:y2="5.572cm">
          <text:p/>
        </draw:line>
        <draw:line draw:style-name="gr5" draw:text-style-name="P5" draw:layer="layout" svg:x1="8.62cm" svg:y1="6.126cm" svg:x2="10.144cm" svg:y2="7.223cm">
          <text:p/>
        </draw:line>
        <draw:line draw:style-name="gr5" draw:text-style-name="P5" draw:layer="layout" svg:x1="8.62cm" svg:y1="6.527cm" svg:x2="10.144cm" svg:y2="7.624cm">
          <text:p/>
        </draw:line>
        <draw:line draw:style-name="gr5" draw:text-style-name="P5" draw:layer="layout" svg:x1="8.62cm" svg:y1="6.928cm" svg:x2="10.144cm" svg:y2="9.001cm">
          <text:p/>
        </draw:line>
        <draw:line draw:style-name="gr5" draw:text-style-name="P5" draw:layer="layout" svg:x1="8.62cm" svg:y1="7.329cm" svg:x2="10.144cm" svg:y2="10.525cm">
          <text:p/>
        </draw:line>
        <draw:line draw:style-name="gr5" draw:text-style-name="P5" draw:layer="layout" svg:x1="11.795cm" svg:y1="9.001cm" svg:x2="15.605cm" svg:y2="7.604cm">
          <text:p/>
        </draw:line>
        <draw:line draw:style-name="gr5" draw:text-style-name="P5" draw:layer="layout" svg:x1="11.795cm" svg:y1="10.652cm" svg:x2="15.605cm" svg:y2="7.858cm">
          <text:p/>
        </draw:line>
        <draw:path draw:style-name="gr6" draw:text-style-name="P5" draw:layer="layout" svg:width="0.916cm" svg:height="1.081cm" svg:x="17.256cm" svg:y="7.411cm" svg:viewBox="0 0 917 1082" svg:d="m0 66c1179-381 884 1016 884 1016">
          <text:p/>
        </draw:path>
        <draw:custom-shape draw:style-name="gr7" draw:text-style-name="P6" draw:layer="layout" svg:width="1.651cm" svg:height="1.016cm" svg:x="15.678cm" svg:y="7.223cm">
          <text:p text:style-name="P5"><text:span text:style-name="T2">inode for</text:span></text:p>
          <text:p text:style-name="P5"><text:span text:style-name="T2">file1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651cm" svg:height="1.27cm" svg:x="10.181cm" svg:y="6.872cm">
          <text:p text:style-name="P5"><text:span text:style-name="T2">vnode for</text:span></text:p>
          <text:p text:style-name="P5"><text:span text:style-name="T2">terminal</text:span></text:p>
          <text:p text:style-name="P5"><text:span text:style-name="T2">output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651cm" svg:height="1.27cm" svg:x="10.181cm" svg:y="5.072cm">
          <text:p text:style-name="P5"><text:span text:style-name="T2">vnode for</text:span></text:p>
          <text:p text:style-name="P5"><text:span text:style-name="T2">terminal</text:span></text:p>
          <text:p text:style-name="P5"><text:span text:style-name="T2">input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651cm" svg:height="1.27cm" svg:x="10.181cm" svg:y="8.501cm">
          <text:p text:style-name="P5"><text:span text:style-name="T2">vnode for</text:span></text:p>
          <text:p text:style-name="P5"><text:span text:style-name="T2">file1.</text:span></text:p>
          <text:p text:style-name="P5"><text:span text:style-name="T2">seek=0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651cm" svg:height="1.27cm" svg:x="10.181cm" svg:y="10.152cm">
          <text:p text:style-name="P5"><text:span text:style-name="T2">vnode for</text:span></text:p>
          <text:p text:style-name="P5"><text:span text:style-name="T2">file1.</text:span></text:p>
          <text:p text:style-name="P5"><text:span text:style-name="T2">seek=0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032cm" svg:height="0.381cm" svg:x="6.612cm" svg:y="5.5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032cm" svg:height="0.381cm" svg:x="6.612cm" svg:y="5.95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032cm" svg:height="0.381cm" svg:x="6.612cm" svg:y="6.33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032cm" svg:height="0.381cm" svg:x="6.612cm" svg:y="6.71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032cm" svg:height="0.381cm" svg:x="6.612cm" svg:y="7.0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.032cm" svg:height="0.381cm" svg:x="6.612cm" svg:y="7.48cm">
          <text:p text:style-name="P7">NULL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.032cm" svg:height="0.381cm" svg:x="6.612cm" svg:y="7.861cm">
          <text:p text:style-name="P7">NULL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.032cm" svg:height="0.381cm" svg:x="6.612cm" svg:y="8.242cm">
          <text:p text:style-name="P7">NULL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778cm" svg:height="0.381cm" svg:x="2.397cm" svg:y="5.318cm">
          <text:p text:style-name="P8">(void)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778cm" svg:height="1.143cm" svg:x="2.397cm" svg:y="5.699cm">
          <text:p text:style-name="P8">Code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778cm" svg:height="1.143cm" svg:x="2.397cm" svg:y="6.842cm">
          <text:p text:style-name="P8">Globals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778cm" svg:height="1.143cm" svg:x="2.397cm" svg:y="7.985cm">
          <text:p text:style-name="P8">Heap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778cm" svg:height="1.651cm" svg:x="2.397cm" svg:y="9.128cm">
          <text:p text:style-name="P8">(void)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778cm" svg:height="1.016cm" svg:x="2.397cm" svg:y="10.779cm">
          <text:p text:style-name="P8">Stack</text:p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.582cm" svg:height="1.029cm" svg:x="2.497cm" svg:y="4.221cm">
          <draw:text-box>
            <text:p text:style-name="P5"><text:span text:style-name="T2">Process</text:span></text:p>
            <text:p text:style-name="P5"><text:span text:style-name="T2">403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1T11:33:11.010599000</meta:creation-date>
    <dc:date>2014-04-01T11:48:43.446613000</dc:date>
    <meta:editing-duration>P0D</meta:editing-duration>
    <meta:editing-cycles>1</meta:editing-cycles>
    <meta:document-statistic meta:object-count="41"/>
    <meta:generator>LibreOffice/4.1.4.2$MacOSX_x86 LibreOffice_project/0a0440ccc0227ad9829de5f46be37cfb6edcf72</meta:generator>
  </office:meta>
</office:document-meta>
</file>